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4024" calcext:value-type="float">
            <text:p>65.7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9096" calcext:value-type="float">
            <text:p>65.9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536" calcext:value-type="float">
            <text:p>65.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1912" calcext:value-type="float">
            <text:p>66.3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0056" calcext:value-type="float">
            <text:p>65.9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5536" calcext:value-type="float">
            <text:p>64.1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4136" calcext:value-type="float">
            <text:p>64.3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4576" calcext:value-type="float">
            <text:p>64.0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8984" calcext:value-type="float">
            <text:p>63.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7992" calcext:value-type="float">
            <text:p>65.4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052" calcext:value-type="float">
            <text:p>65.1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7032" calcext:value-type="float">
            <text:p>65.4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4824" calcext:value-type="float">
            <text:p>64.5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8064" calcext:value-type="float">
            <text:p>63.7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8816" calcext:value-type="float">
            <text:p>63.6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4584" calcext:value-type="float">
            <text:p>62.5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1224" calcext:value-type="float">
            <text:p>62.3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9976" calcext:value-type="float">
            <text:p>61.5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1328" calcext:value-type="float">
            <text:p>62.4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0528" calcext:value-type="float">
            <text:p>63.6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3328" calcext:value-type="float">
            <text:p>63.2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6328" calcext:value-type="float">
            <text:p>64.3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6672" calcext:value-type="float">
            <text:p>66.3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7488" calcext:value-type="float">
            <text:p>66.0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4232" calcext:value-type="float">
            <text:p>65.8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7112" calcext:value-type="float">
            <text:p>66.0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1664" calcext:value-type="float">
            <text:p>65.8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0184" calcext:value-type="float">
            <text:p>65.4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7072" calcext:value-type="float">
            <text:p>65.7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7772" calcext:value-type="float">
            <text:p>65.5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7016" calcext:value-type="float">
            <text:p>64.5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7832" calcext:value-type="float">
            <text:p>64.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66" calcext:value-type="float">
            <text:p>64.2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9" calcext:value-type="float">
            <text:p>64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5808" calcext:value-type="float">
            <text:p>63.9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4864" calcext:value-type="float">
            <text:p>64.8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1248" calcext:value-type="float">
            <text:p>65.6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5384" calcext:value-type="float">
            <text:p>65.1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532" calcext:value-type="float">
            <text:p>65.4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2816" calcext:value-type="float">
            <text:p>65.2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0768" calcext:value-type="float">
            <text:p>65.5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1688" calcext:value-type="float">
            <text:p>65.3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9704" calcext:value-type="float">
            <text:p>65.4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868" calcext:value-type="float">
            <text:p>65.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7176" calcext:value-type="float">
            <text:p>65.7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54632" calcext:value-type="float">
            <text:p>65.2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7704" calcext:value-type="float">
            <text:p>64.6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6536" calcext:value-type="float">
            <text:p>64.4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0664" calcext:value-type="float">
            <text:p>65.5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5592" calcext:value-type="float">
            <text:p>65.3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7512" calcext:value-type="float">
            <text:p>65.4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976" calcext:value-type="float">
            <text:p>65.3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7056" calcext:value-type="float">
            <text:p>64.8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6888" calcext:value-type="float">
            <text:p>65.0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092" calcext:value-type="float">
            <text:p>64.5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5328" calcext:value-type="float">
            <text:p>63.9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94" calcext:value-type="float">
            <text:p>63.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8504" calcext:value-type="float">
            <text:p>63.4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0648" calcext:value-type="float">
            <text:p>64.6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2504" calcext:value-type="float">
            <text:p>64.9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9456" calcext:value-type="float">
            <text:p>64.9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0488" calcext:value-type="float">
            <text:p>63.3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4872" calcext:value-type="float">
            <text:p>63.3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8032" calcext:value-type="float">
            <text:p>61.9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752" calcext:value-type="float">
            <text:p>64.3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9584" calcext:value-type="float">
            <text:p>64.4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8456" calcext:value-type="float">
            <text:p>64.6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1608" calcext:value-type="float">
            <text:p>64.6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3888" calcext:value-type="float">
            <text:p>63.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0216" calcext:value-type="float">
            <text:p>63.4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044" calcext:value-type="float">
            <text:p>64.4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3776" calcext:value-type="float">
            <text:p>65.2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5704" calcext:value-type="float">
            <text:p>63.9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636" calcext:value-type="float">
            <text:p>62.3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1392" calcext:value-type="float">
            <text:p>62.1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9224" calcext:value-type="float">
            <text:p>61.6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9808" calcext:value-type="float">
            <text:p>61.7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4944" calcext:value-type="float">
            <text:p>61.6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7344" calcext:value-type="float">
            <text:p>61.8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476" calcext:value-type="float">
            <text:p>60.9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3152" calcext:value-type="float">
            <text:p>61.0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2192" calcext:value-type="float">
            <text:p>60.9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5992" calcext:value-type="float">
            <text:p>60.8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7016" calcext:value-type="float">
            <text:p>60.7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3888" calcext:value-type="float">
            <text:p>60.0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9672" calcext:value-type="float">
            <text:p>59.8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97544" calcext:value-type="float">
            <text:p>59.5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5064" calcext:value-type="float">
            <text:p>58.8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5648" calcext:value-type="float">
            <text:p>58.9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9552" calcext:value-type="float">
            <text:p>58.8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6712" calcext:value-type="float">
            <text:p>59.0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9424" calcext:value-type="float">
            <text:p>59.3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4936" calcext:value-type="float">
            <text:p>59.3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3392" calcext:value-type="float">
            <text:p>59.1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8904" calcext:value-type="float">
            <text:p>59.0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6448" calcext:value-type="float">
            <text:p>61.4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3568" calcext:value-type="float">
            <text:p>61.3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0936" calcext:value-type="float">
            <text:p>61.5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9432" calcext:value-type="float">
            <text:p>61.7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0768" calcext:value-type="float">
            <text:p>61.7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9304" calcext:value-type="float">
            <text:p>62.2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6152" calcext:value-type="float">
            <text:p>62.1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5128" calcext:value-type="float">
            <text:p>62.3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9888" calcext:value-type="float">
            <text:p>62.3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9616" calcext:value-type="float">
            <text:p>62.4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7152" calcext:value-type="float">
            <text:p>62.5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1536" calcext:value-type="float">
            <text:p>62.5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7416" calcext:value-type="float">
            <text:p>63.9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1008" calcext:value-type="float">
            <text:p>63.6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8648" calcext:value-type="float">
            <text:p>63.8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1696" calcext:value-type="float">
            <text:p>63.8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8544" calcext:value-type="float">
            <text:p>63.7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1128" calcext:value-type="float">
            <text:p>64.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8248" calcext:value-type="float">
            <text:p>64.4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7224" calcext:value-type="float">
            <text:p>64.6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9104" calcext:value-type="float">
            <text:p>64.4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0144" calcext:value-type="float">
            <text:p>65.1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0792" calcext:value-type="float">
            <text:p>65.0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0688" calcext:value-type="float">
            <text:p>64.9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7576" calcext:value-type="float">
            <text:p>65.1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3064" calcext:value-type="float">
            <text:p>65.6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0976" calcext:value-type="float">
            <text:p>65.7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1936" calcext:value-type="float">
            <text:p>65.7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1456" calcext:value-type="float">
            <text:p>65.7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964" calcext:value-type="float">
            <text:p>65.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0456" calcext:value-type="float">
            <text:p>65.3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148" calcext:value-type="float">
            <text:p>65.1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0272" calcext:value-type="float">
            <text:p>64.6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1544" calcext:value-type="float">
            <text:p>64.9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7912" calcext:value-type="float">
            <text:p>64.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1984" calcext:value-type="float">
            <text:p>64.6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0512" calcext:value-type="float">
            <text:p>62.7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5144" calcext:value-type="float">
            <text:p>63.2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0432" calcext:value-type="float">
            <text:p>62.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6744" calcext:value-type="float">
            <text:p>60.8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988" calcext:value-type="float">
            <text:p>59.9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0072" calcext:value-type="float">
            <text:p>59.2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3144" calcext:value-type="float">
            <text:p>58.6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2184" calcext:value-type="float">
            <text:p>58.6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8008" calcext:value-type="float">
            <text:p>58.7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9864" calcext:value-type="float">
            <text:p>59.1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7856" calcext:value-type="float">
            <text:p>59.8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17328" calcext:value-type="float">
            <text:p>60.9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9144" calcext:value-type="float">
            <text:p>60.9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9104" calcext:value-type="float">
            <text:p>60.6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5136" calcext:value-type="float">
            <text:p>60.9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108" calcext:value-type="float">
            <text:p>61.9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0304" calcext:value-type="float">
            <text:p>62.6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2496" calcext:value-type="float">
            <text:p>62.6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1808" calcext:value-type="float">
            <text:p>62.4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1496" calcext:value-type="float">
            <text:p>62.2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3416" calcext:value-type="float">
            <text:p>62.3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4856" calcext:value-type="float">
            <text:p>62.4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452" calcext:value-type="float">
            <text:p>62.8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8696" calcext:value-type="float">
            <text:p>62.7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7488" calcext:value-type="float">
            <text:p>62.1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5568" calcext:value-type="float">
            <text:p>62.0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7216" calcext:value-type="float">
            <text:p>62.3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2208" calcext:value-type="float">
            <text:p>61.8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58" calcext:value-type="float">
            <text:p>61.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328" calcext:value-type="float">
            <text:p>61.2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5216" calcext:value-type="float">
            <text:p>61.5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8824" calcext:value-type="float">
            <text:p>62.2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728" calcext:value-type="float">
            <text:p>61.8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4816" calcext:value-type="float">
            <text:p>62.1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5776" calcext:value-type="float">
            <text:p>62.2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7888" calcext:value-type="float">
            <text:p>61.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6864" calcext:value-type="float">
            <text:p>61.7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8304" calcext:value-type="float">
            <text:p>61.8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976" calcext:value-type="float">
            <text:p>61.9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9264" calcext:value-type="float">
            <text:p>61.9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056" calcext:value-type="float">
            <text:p>61.7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1792" calcext:value-type="float">
            <text:p>61.5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5904" calcext:value-type="float">
            <text:p>61.7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8264" calcext:value-type="float">
            <text:p>61.5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272" calcext:value-type="float">
            <text:p>61.9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3352" calcext:value-type="float">
            <text:p>62.6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2768" calcext:value-type="float">
            <text:p>62.5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7736" calcext:value-type="float">
            <text:p>62.6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9608" calcext:value-type="float">
            <text:p>63.9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7944" calcext:value-type="float">
            <text:p>62.7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5752" calcext:value-type="float">
            <text:p>62.7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6048" calcext:value-type="float">
            <text:p>62.1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5168" calcext:value-type="float">
            <text:p>62.6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0744" calcext:value-type="float">
            <text:p>62.3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1616" calcext:value-type="float">
            <text:p>63.2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5848" calcext:value-type="float">
            <text:p>64.3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8608" calcext:value-type="float">
            <text:p>63.5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0992" calcext:value-type="float">
            <text:p>62.8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792" calcext:value-type="float">
            <text:p>62.3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8552" calcext:value-type="float">
            <text:p>62.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7656" calcext:value-type="float">
            <text:p>62.0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0468" calcext:value-type="float">
            <text:p>60.3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3616" calcext:value-type="float">
            <text:p>60.1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8232" calcext:value-type="float">
            <text:p>59.7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7024" calcext:value-type="float">
            <text:p>59.2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3872" calcext:value-type="float">
            <text:p>59.1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9216" calcext:value-type="float">
            <text:p>59.2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4912" calcext:value-type="float">
            <text:p>59.8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5792" calcext:value-type="float">
            <text:p>59.2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0784" calcext:value-type="float">
            <text:p>58.8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116" calcext:value-type="float">
            <text:p>58.8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6192" calcext:value-type="float">
            <text:p>58.6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5568" calcext:value-type="float">
            <text:p>58.2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0952" calcext:value-type="float">
            <text:p>58.6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8864" calcext:value-type="float">
            <text:p>58.7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924" calcext:value-type="float">
            <text:p>58.6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0144" calcext:value-type="float">
            <text:p>57.5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2568" calcext:value-type="float">
            <text:p>57.1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2896" calcext:value-type="float">
            <text:p>54.4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6824" calcext:value-type="float">
            <text:p>53.8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7544" calcext:value-type="float">
            <text:p>51.9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3912" calcext:value-type="float">
            <text:p>51.8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3856" calcext:value-type="float">
            <text:p>54.4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7112" calcext:value-type="float">
            <text:p>54.6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0848" calcext:value-type="float">
            <text:p>54.7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5944" calcext:value-type="float">
            <text:p>54.4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8552" calcext:value-type="float">
            <text:p>54.7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5896" calcext:value-type="float">
            <text:p>51.7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0656" calcext:value-type="float">
            <text:p>51.7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2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9136" calcext:value-type="float">
            <text:p>58.6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11928" calcext:value-type="float">
            <text:p>55.8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5704" calcext:value-type="float">
            <text:p>56.3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4928" calcext:value-type="float">
            <text:p>45.5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98" calcext:value-type="float">
            <text:p>59.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6-06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6-05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2744" calcext:value-type="float">
            <text:p>47.8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6-01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11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9-2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8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8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0672" calcext:value-type="float">
            <text:p>56.4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7-3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9296" calcext:value-type="float">
            <text:p>56.0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7-27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7-0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6376" calcext:value-type="float">
            <text:p>51.7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6-1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5-2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4-10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5-02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8984" calcext:value-type="float">
            <text:p>59.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4-12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4-10-2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4-08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8432" calcext:value-type="float">
            <text:p>65.1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4-06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0464" calcext:value-type="float">
            <text:p>48.6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1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4984" calcext:value-type="float">
            <text:p>54.3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4688" calcext:value-type="float">
            <text:p>55.0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0776" calcext:value-type="float">
            <text:p>60.3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5976" calcext:value-type="float">
            <text:p>56.1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36132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88" meta:object-count="0"/>
    <meta:user-defined meta:name="AppVersion">3.0</meta:user-defined>
  </office:meta>
</office:document-meta>
</file>